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loext:opacity="100%" style:font-name="Calibri-Light" fo:font-size="12pt" style:font-size-asian="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d7ba"/>
    </style:style>
    <style:style style:name="P6" style:family="paragraph" style:parent-style-name="Standard">
      <style:paragraph-properties fo:text-align="start" style:justify-single-word="false"/>
      <style:text-properties officeooo:paragraph-rsid="0023b981"/>
    </style:style>
    <style:style style:name="P7" style:family="paragraph" style:parent-style-name="Standard">
      <style:paragraph-properties fo:text-align="start" style:justify-single-word="false"/>
      <style:text-properties officeooo:paragraph-rsid="006ce6db"/>
    </style:style>
    <style:style style:name="P8" style:family="paragraph" style:parent-style-name="Standard">
      <style:paragraph-properties fo:text-align="start" style:justify-single-word="false"/>
      <style:text-properties officeooo:paragraph-rsid="006d8630"/>
    </style:style>
    <style:style style:name="P9" style:family="paragraph" style:parent-style-name="Standard">
      <style:paragraph-properties fo:text-align="start" style:justify-single-word="false"/>
      <style:text-properties officeooo:paragraph-rsid="006eb01e"/>
    </style:style>
    <style:style style:name="P10" style:family="paragraph" style:parent-style-name="Standard">
      <style:paragraph-properties fo:text-align="start" style:justify-single-word="false"/>
      <style:text-properties officeooo:paragraph-rsid="006ffeba"/>
    </style:style>
    <style:style style:name="P11" style:family="paragraph" style:parent-style-name="Standard">
      <style:paragraph-properties fo:text-align="start" style:justify-single-word="false"/>
      <style:text-properties officeooo:rsid="001eb42d" officeooo:paragraph-rsid="001eb42d"/>
    </style:style>
    <style:style style:name="P12" style:family="paragraph" style:parent-style-name="Standard">
      <style:paragraph-properties fo:text-align="start" style:justify-single-word="false"/>
      <style:text-properties officeooo:rsid="0021d7ba" officeooo:paragraph-rsid="0021d7ba"/>
    </style:style>
    <style:style style:name="P13" style:family="paragraph" style:parent-style-name="Standard">
      <style:paragraph-properties fo:text-align="start" style:justify-single-word="false"/>
      <style:text-properties officeooo:rsid="0023b981" officeooo:paragraph-rsid="0023b981"/>
    </style:style>
    <style:style style:name="P14" style:family="paragraph" style:parent-style-name="Standard">
      <style:paragraph-properties fo:text-align="start" style:justify-single-word="false"/>
      <style:text-properties fo:font-style="italic" officeooo:rsid="002980ce" officeooo:paragraph-rsid="002980ce" style:font-style-asian="italic" style:font-style-complex="italic"/>
    </style:style>
    <style:style style:name="P15" style:family="paragraph" style:parent-style-name="Standard">
      <style:paragraph-properties fo:text-align="start" style:justify-single-word="false"/>
      <style:text-properties fo:font-style="italic" officeooo:rsid="002b6d8a" officeooo:paragraph-rsid="002b6d8a" style:font-style-asian="italic" style:font-style-complex="italic"/>
    </style:style>
    <style:style style:name="P16" style:family="paragraph" style:parent-style-name="Standard">
      <style:paragraph-properties fo:text-align="start" style:justify-single-word="false"/>
      <style:text-properties fo:font-style="normal" officeooo:rsid="002980ce" officeooo:paragraph-rsid="002980ce" style:font-style-asian="normal" style:font-style-complex="normal"/>
    </style:style>
    <style:style style:name="P17" style:family="paragraph" style:parent-style-name="Standard">
      <style:paragraph-properties fo:text-align="start" style:justify-single-word="false"/>
      <style:text-properties style:text-line-through-style="none" style:text-line-through-type="none" fo:font-style="italic" officeooo:rsid="002b6d8a" officeooo:paragraph-rsid="002b6d8a" style:font-style-asian="italic" style:font-style-complex="italic"/>
    </style:style>
    <style:style style:name="P18" style:family="paragraph" style:parent-style-name="Standard">
      <style:paragraph-properties fo:text-align="start" style:justify-single-word="false"/>
      <style:text-properties style:text-line-through-style="none" style:text-line-through-type="none" fo:font-style="italic" officeooo:rsid="0037a182" officeooo:paragraph-rsid="0037a182" style:font-style-asian="italic" style:font-style-complex="italic"/>
    </style:style>
    <style:style style:name="P19" style:family="paragraph" style:parent-style-name="Standard">
      <style:paragraph-properties fo:text-align="start" style:justify-single-word="false"/>
      <style:text-properties style:text-line-through-style="none" style:text-line-through-type="none" fo:font-style="italic" officeooo:rsid="003828fb" officeooo:paragraph-rsid="003828fb" style:font-style-asian="italic" style:font-style-complex="italic"/>
    </style:style>
    <style:style style:name="P20" style:family="paragraph" style:parent-style-name="Standard">
      <style:paragraph-properties fo:text-align="start" style:justify-single-word="false"/>
      <style:text-properties style:text-line-through-style="none" style:text-line-through-type="none" fo:font-style="italic" officeooo:rsid="00423f35" officeooo:paragraph-rsid="00423f35" style:font-style-asian="italic" style:font-style-complex="italic"/>
    </style:style>
    <style:style style:name="P21" style:family="paragraph" style:parent-style-name="Standard">
      <style:paragraph-properties fo:text-align="start" style:justify-single-word="false"/>
      <style:text-properties style:text-line-through-style="none" style:text-line-through-type="none" fo:font-style="italic" officeooo:rsid="004303be" officeooo:paragraph-rsid="004303be" style:font-style-asian="italic" style:font-style-complex="italic"/>
    </style:style>
    <style:style style:name="P22" style:family="paragraph" style:parent-style-name="Standard">
      <style:paragraph-properties fo:text-align="start" style:justify-single-word="false"/>
      <style:text-properties style:text-line-through-style="none" style:text-line-through-type="none" fo:font-style="normal" officeooo:rsid="00423f35" officeooo:paragraph-rsid="00423f35" style:font-style-asian="normal" style:font-style-complex="normal"/>
    </style:style>
    <style:style style:name="P23" style:family="paragraph" style:parent-style-name="Standard">
      <style:paragraph-properties fo:text-align="start" style:justify-single-word="false"/>
      <style:text-properties officeooo:rsid="004f8720" officeooo:paragraph-rsid="004f8720"/>
    </style:style>
    <style:style style:name="P24" style:family="paragraph" style:parent-style-name="Standard">
      <style:paragraph-properties fo:text-align="start" style:justify-single-word="false"/>
      <style:text-properties officeooo:rsid="005027c0" officeooo:paragraph-rsid="005027c0"/>
    </style:style>
    <style:style style:name="P25" style:family="paragraph" style:parent-style-name="Standard">
      <style:paragraph-properties fo:text-align="start" style:justify-single-word="false"/>
      <style:text-properties officeooo:rsid="005a32dc" officeooo:paragraph-rsid="005a32dc"/>
    </style:style>
    <style:style style:name="P26" style:family="paragraph" style:parent-style-name="Standard">
      <style:paragraph-properties fo:text-align="start" style:justify-single-word="false"/>
      <style:text-properties officeooo:rsid="005c5ae6" officeooo:paragraph-rsid="005c5ae6"/>
    </style:style>
    <style:style style:name="P27" style:family="paragraph" style:parent-style-name="Standard">
      <style:paragraph-properties fo:text-align="start" style:justify-single-word="false"/>
      <style:text-properties officeooo:rsid="005d3e7f" officeooo:paragraph-rsid="005d3e7f"/>
    </style:style>
    <style:style style:name="P28" style:family="paragraph" style:parent-style-name="Standard">
      <style:paragraph-properties fo:text-align="start" style:justify-single-word="false"/>
      <style:text-properties officeooo:rsid="005fd4d8" officeooo:paragraph-rsid="005fd4d8"/>
    </style:style>
    <style:style style:name="P29" style:family="paragraph" style:parent-style-name="Standard">
      <style:paragraph-properties fo:text-align="start" style:justify-single-word="false"/>
      <style:text-properties style:text-underline-style="none" officeooo:paragraph-rsid="006ffeba"/>
    </style:style>
    <style:style style:name="P30" style:family="paragraph" style:parent-style-name="Standard">
      <style:paragraph-properties fo:text-align="start" style:justify-single-word="false"/>
      <style:text-properties style:text-underline-style="none" officeooo:rsid="0068aff1" officeooo:paragraph-rsid="0068aff1"/>
    </style:style>
    <style:style style:name="P31" style:family="paragraph" style:parent-style-name="Standard">
      <style:paragraph-properties fo:text-align="start" style:justify-single-word="false"/>
      <style:text-properties style:text-underline-style="none" officeooo:rsid="0068aff1" officeooo:paragraph-rsid="0070d5b3"/>
    </style:style>
    <style:style style:name="P32" style:family="paragraph" style:parent-style-name="Standard">
      <style:paragraph-properties fo:text-align="end" style:justify-single-word="false"/>
      <style:text-properties style:text-underline-style="none" officeooo:rsid="0068aff1" officeooo:paragraph-rsid="0068aff1"/>
    </style:style>
    <style:style style:name="P33" style:family="paragraph" style:parent-style-name="Standard">
      <style:paragraph-properties fo:text-align="start" style:justify-single-word="false"/>
      <style:text-properties officeooo:rsid="0061fcf3" officeooo:paragraph-rsid="0061fcf3"/>
    </style:style>
    <style:style style:name="T1" style:family="text">
      <style:text-properties officeooo:rsid="001e4185"/>
    </style:style>
    <style:style style:name="T2" style:family="text">
      <style:text-properties officeooo:rsid="001eb42d"/>
    </style:style>
    <style:style style:name="T3" style:family="text">
      <style:text-properties officeooo:rsid="0021d7ba"/>
    </style:style>
    <style:style style:name="T4" style:family="text">
      <style:text-properties officeooo:rsid="0023b981"/>
    </style:style>
    <style:style style:name="T5" style:family="text">
      <style:text-properties style:text-underline-style="solid" style:text-underline-width="auto" style:text-underline-color="font-color"/>
    </style:style>
    <style:style style:name="T6" style:family="text">
      <style:text-properties officeooo:rsid="0025b523"/>
    </style:style>
    <style:style style:name="T7" style:family="text">
      <style:text-properties officeooo:rsid="00271f11"/>
    </style:style>
    <style:style style:name="T8" style:family="text">
      <style:text-properties officeooo:rsid="0028cbb2"/>
    </style:style>
    <style:style style:name="T9" style:family="text">
      <style:text-properties officeooo:rsid="002b6d8a"/>
    </style:style>
    <style:style style:name="T10" style:family="text">
      <style:text-properties officeooo:rsid="002ce767"/>
    </style:style>
    <style:style style:name="T11" style:family="text">
      <style:text-properties officeooo:rsid="002ed49f"/>
    </style:style>
    <style:style style:name="T12" style:family="text">
      <style:text-properties fo:language="zxx" fo:country="none" officeooo:rsid="002ed49f" style:language-asian="zxx" style:country-asian="none" style:language-complex="zxx" style:country-complex="none"/>
    </style:style>
    <style:style style:name="T13" style:family="text">
      <style:text-properties fo:language="zxx" fo:country="none" officeooo:rsid="004d372b" style:language-asian="zxx" style:country-asian="none" style:language-complex="zxx" style:country-complex="none"/>
    </style:style>
    <style:style style:name="T14" style:family="text">
      <style:text-properties officeooo:rsid="002f6c51"/>
    </style:style>
    <style:style style:name="T15" style:family="text">
      <style:text-properties officeooo:rsid="002fe1c8"/>
    </style:style>
    <style:style style:name="T16" style:family="text">
      <style:text-properties officeooo:rsid="003138af"/>
    </style:style>
    <style:style style:name="T17" style:family="text">
      <style:text-properties style:text-line-through-style="none" style:text-line-through-type="none"/>
    </style:style>
    <style:style style:name="T18" style:family="text">
      <style:text-properties officeooo:rsid="00324115"/>
    </style:style>
    <style:style style:name="T19" style:family="text">
      <style:text-properties officeooo:rsid="00366602"/>
    </style:style>
    <style:style style:name="T20" style:family="text">
      <style:text-properties officeooo:rsid="0037a182"/>
    </style:style>
    <style:style style:name="T21" style:family="text">
      <style:text-properties officeooo:rsid="003828fb"/>
    </style:style>
    <style:style style:name="T22" style:family="text">
      <style:text-properties officeooo:rsid="00384cd6"/>
    </style:style>
    <style:style style:name="T23" style:family="text">
      <style:text-properties officeooo:rsid="00389518"/>
    </style:style>
    <style:style style:name="T24" style:family="text">
      <style:text-properties officeooo:rsid="0039ee14"/>
    </style:style>
    <style:style style:name="T25" style:family="text">
      <style:text-properties officeooo:rsid="003b90ed"/>
    </style:style>
    <style:style style:name="T26" style:family="text">
      <style:text-properties officeooo:rsid="003d445f"/>
    </style:style>
    <style:style style:name="T27" style:family="text">
      <style:text-properties officeooo:rsid="003ead36"/>
    </style:style>
    <style:style style:name="T28" style:family="text">
      <style:text-properties officeooo:rsid="00408031"/>
    </style:style>
    <style:style style:name="T29" style:family="text">
      <style:text-properties officeooo:rsid="0043c2e9"/>
    </style:style>
    <style:style style:name="T30" style:family="text">
      <style:text-properties officeooo:rsid="00455e18"/>
    </style:style>
    <style:style style:name="T31" style:family="text">
      <style:text-properties officeooo:rsid="0047500d"/>
    </style:style>
    <style:style style:name="T32" style:family="text">
      <style:text-properties officeooo:rsid="0048ee84"/>
    </style:style>
    <style:style style:name="T33" style:family="text">
      <style:text-properties officeooo:rsid="0049ed49"/>
    </style:style>
    <style:style style:name="T34" style:family="text">
      <style:text-properties officeooo:rsid="004c0529"/>
    </style:style>
    <style:style style:name="T35" style:family="text">
      <style:text-properties officeooo:rsid="004d372b"/>
    </style:style>
    <style:style style:name="T36" style:family="text">
      <style:text-properties officeooo:rsid="004e7764"/>
    </style:style>
    <style:style style:name="T37" style:family="text">
      <style:text-properties officeooo:rsid="0052230d"/>
    </style:style>
    <style:style style:name="T38" style:family="text">
      <style:text-properties officeooo:rsid="005c5ae6"/>
    </style:style>
    <style:style style:name="T39" style:family="text">
      <style:text-properties officeooo:rsid="005d3e7f"/>
    </style:style>
    <style:style style:name="T40" style:family="text">
      <style:text-properties officeooo:rsid="005ef181"/>
    </style:style>
    <style:style style:name="T41" style:family="text">
      <style:text-properties officeooo:rsid="0060cf6b"/>
    </style:style>
    <style:style style:name="T42" style:family="text">
      <style:text-properties officeooo:rsid="0078312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ómo crear un servidor local con WAMP/LAMP/XAMP</text:p>
      <text:p text:style-name="P2"/>
      <text:p text:style-name="P2"><text:span text:style-name="T2">E</text:span>ntrega un enlace al material generado para realizar la presentación. Se deberá incluir:</text:p>
      <text:p text:style-name="P11">ENTREGA( <text:s/><text:a xlink:type="simple" xlink:href="https://estrellals.github.io/" text:style-name="Internet_20_link" text:visited-style-name="Visited_20_Internet_20_Link">https://estrellals.github.io/</text:a> <text:s/>Y PDF d la expo)</text:p>
      <text:p text:style-name="P2">-Una web en la que muestre toda la información recopilada para realizar el trabajo.</text:p>
      <text:p text:style-name="P2">-Una presentación.</text:p>
      <text:p text:style-name="P2">-<text:span text:style-name="T1">Web sin fallos</text:span></text:p>
      <text:p text:style-name="P2">-<text:span text:style-name="T1">Web con referencias</text:span></text:p>
      <text:p text:style-name="P2"/>
      <text:p text:style-name="P2">------------------------------------------------------------------------------------------------------------------</text:p>
      <text:p text:style-name="P12">--&gt;<text:span text:style-name="T34">Qué </text:span><text:span text:style-name="T13">es </text:span><text:span text:style-name="T34">un serv</text:span><text:span text:style-name="T35">i</text:span><text:span text:style-name="T34">dor local?</text:span></text:p>
      <text:p text:style-name="P25">Un servidor local es aquél servidor web almacenado en una red local al propio equipo de referencia. </text:p>
      <text:p text:style-name="P23">Nos ayudará a ejecutar elementos o programación web en nuestro pc, ya sean archivos php, html, javaScript...</text:p>
      <text:p text:style-name="P24">También nos permitirá almacenar todos esos datos y/o elementos mediante MySQL(Un sistema de base de datos) <text:span text:style-name="T38">sin peligro a perder ningún progreso. No requiere de la contratación de ningún dominio (Ya que es 127.0.0.1), por lo que el disco duro hace las funciones de hosting. </text:span></text:p>
      <text:p text:style-name="P26">Es completamente configurable en remoto y ampliable, ya que únicamente hay que modificar el hardware y/o software del equipo.</text:p>
      <text:p text:style-name="P26"/>
      <text:p text:style-name="P26">--&gt;<text:span text:style-name="T39">(SO)AMP:</text:span></text:p>
      <text:p text:style-name="P27">Un servidor local es definido en su propio nombre, ya que está compuesto por siglas, AMP(Apache, MySQL, PHP). Y dependiendo del sistema operativo en el que se utilice así recibe su nombre; WAMP (Windows AMP), LAMP (Linux AMP) y MAMP (Mac AMP).</text:p>
      <text:p text:style-name="P24"/>
      <text:p text:style-name="P12">--&gt;<text:span text:style-name="T33">Qué es una web dinámica?</text:span></text:p>
      <text:p text:style-name="P33">El servidor web y el cliente se comunican mediante los protocolos HTTP y HTTPS(Versión encriptada), son una serie de reglas que permiten la transferencia de información. Los servidores locales son inprescindibles para que una página web sea dinámica, ya que se encarga de almacenar y organizar toda posible información que el usuario proporcione (de manera ordenada, mediante formularios o similares). </text:p>
      <text:p text:style-name="P12"/>
      <text:p text:style-name="P12">--&gt;Qué es LAMP?</text:p>
      <text:p text:style-name="P5"><text:span text:style-name="T3">LAMP(Linux,</text:span><text:span text:style-name="T4">Sistema operativo.</text:span><text:span text:style-name="T3"> Apache,</text:span><text:span text:style-name="T4">Servidor web.</text:span><text:span text:style-name="T3"> MySQL,</text:span><text:span text:style-name="T4">Sistema gestor de base de datos. Y</text:span><text:span text:style-name="T3"> PHP, </text:span><text:span text:style-name="T4">Lenguaje de programación, PHPMyAdmin es una herramienta de software libre escrita en PHP que facilita el manejo de la administración y gestión de MySQL mediante un entorno gráfico vía web),conjunto de software de código libre. Se puede instalar de manera conjunta o independiente.</text:span></text:p>
      <text:p text:style-name="P13">Su objetivo es habilitar un servidor<text:span text:style-name="T32"> </text:span>para el <text:span text:style-name="T32">almacenamiento de las páginas</text:span> y aplicaciones web dinámicas.</text:p>
      <text:p text:style-name="P13"/>
      <text:p text:style-name="P6">--&gt;<text:span text:style-name="T6">INSTALACIÓN</text:span><text:span text:style-name="T7">(D manera independiente)</text:span><text:span text:style-name="T6">:</text:span></text:p>
      <text:p text:style-name="P28">La instalación se puede realizar mediane <text:span text:style-name="T41">una aplicación que englobe cada paquete o ir instalandolo de manera independiente. Yo he optado por la segunda opción.</text:span></text:p>
      <text:p text:style-name="P14">Yo voy a instalarlo en la virtualBox utilizada en los temas anteriores:</text:p>
      <text:p text:style-name="P16"/>
      <text:p text:style-name="P2">Los requerimientos oficiales para montar un servidor LAMP son:</text:p>
      <text:p text:style-name="P2"/>
      <text:p text:style-name="P2">128MB de RAM</text:p>
      <text:p text:style-name="P2">CPU de 800MHz</text:p>
      <text:p text:style-name="P2">1GB de disco duro o ssd</text:p>
      <text:p text:style-name="P2"/>
      <text:p text:style-name="P2"><text:soft-page-break/>--&gt;<text:span text:style-name="T8">CAPTURAS:</text:span></text:p>
      <text:p text:style-name="P15">-Para mayor facilidad, vamos a entrar directamente como administrador con el comando $sudo -i <text:s/>$$ e introduciendo la contraseña.(Foto 1).</text:p>
      <text:p text:style-name="P15">-<text:span text:style-name="T10">Actualizar repositorio(</text:span><text:span text:style-name="T12">apt-get update</text:span><text:span text:style-name="T10">).</text:span><text:span text:style-name="T14">f2</text:span></text:p>
      <text:p text:style-name="P15">-<text:span text:style-name="T10">Instalar el servidor Apache(</text:span><text:span text:style-name="T11">$</text:span><text:span text:style-name="T12">apt install apache2 <text:s/>y decimos q sí(S o Y)</text:span><text:span text:style-name="T10">).</text:span><text:span text:style-name="T14">f3</text:span></text:p>
      <text:p text:style-name="P15">-<text:span text:style-name="T15">Hemos instalado la versión Apache/2.4.41 (Ubuntu) f3A</text:span></text:p>
      <text:p text:style-name="P17"><text:span text:style-name="T16">Instalamos MySQL(apt-get install mysql-server mysql-client) f4+f3.</text:span></text:p>
      <text:p text:style-name="P17"><text:span text:style-name="T16">-Hemos instalado la versión 8.029-OubuntuO.20.04.3 para Linux en x86_64 ((Ubuntu)). F5</text:span></text:p>
      <text:p text:style-name="P17">-<text:span text:style-name="T18">Para que no nos de problemas, modificaremos el plugin del r</text:span><text:span text:style-name="T23">oo</text:span><text:span text:style-name="T18">t:</text:span></text:p>
      <text:p text:style-name="P17"><text:span text:style-name="T20">A)</text:span>SELECT user,authentication_string,plugin,host FROM mysql.user; <text:span text:style-name="T19">(Para ver el tipo de autentificación de los usuarios) f6</text:span></text:p>
      <text:p text:style-name="P18">B)ALTER USER 'root'@'localhost' IDENTIFIED WITH mysql_native_password BY '0000'; <text:span text:style-name="T21">(Para modificar el plugin del root, x ejemplo con una contraseña de 0000.</text:span></text:p>
      <text:p text:style-name="P19">C)Volvemos a ver la autentificación de los plugins con el comando anterior (<text:span text:style-name="T9">SELECT user,authentication_string,plugin,host FROM mysql.user;</text:span>)</text:p>
      <text:p text:style-name="P19">D)FLUSH PRIVILEGES; Y quit (Para <text:span text:style-name="T22">que actualice los privilegios y</text:span> finalmente salir <text:span text:style-name="T22">mediante "quit"</text:span>) f7</text:p>
      <text:p text:style-name="P19"><text:span text:style-name="T24">-Instalar el PHP y las librerías de conexión con apache y MySQL (apt-get install php libapache2-mod-php php-mysql</text:span><text:span text:style-name="T25">) f8.</text:span></text:p>
      <text:p text:style-name="P19">-<text:span text:style-name="T26">Hemos instalado la versión PHP 7.4.3</text:span></text:p>
      <text:p text:style-name="P19"><text:span text:style-name="T27">E instalamos PHP MyAdmi</text:span><text:span text:style-name="T28">n</text:span><text:span text:style-name="T27">($aptget instal phpmyadmin) </text:span><text:span text:style-name="T28">y configuramos:</text:span></text:p>
      <text:p text:style-name="P20">1)Barra espaciadora.</text:p>
      <text:p text:style-name="P20">2)Enter</text:p>
      <text:p text:style-name="P20">3)Enter</text:p>
      <text:p text:style-name="P20">4)Recomendable escribir la misma contraseña, en mi caso "0000".</text:p>
      <text:p text:style-name="P21">5)Confirmamos la contraseña. <text:span text:style-name="T29">(f9-f9E)</text:span></text:p>
      <text:p text:style-name="P21">-<text:span text:style-name="T29">Una vez instalada. Comprobaremos en el navegador mediante "localhost/phpmyadmin"</text:span></text:p>
      <text:p text:style-name="P21">-<text:span text:style-name="T29">Elegiimos el idioma.</text:span></text:p>
      <text:p text:style-name="P21">-<text:span text:style-name="T30">Rellenamos el usuario con "root" y contraseña con (en mi caso) "0000".</text:span></text:p>
      <text:p text:style-name="P21">-"<text:span text:style-name="T30">Continuar"(f10) y pag principal (f11).</text:span></text:p>
      <text:p text:style-name="P21"><text:span text:style-name="T31">Y ya me permitiría entrar mediante la interf</text:span><text:span text:style-name="T42">a</text:span><text:span text:style-name="T31">z gráfica en la base de datos(f12</text:span></text:p>
      <text:p text:style-name="P20"/>
      <text:p text:style-name="P22">--&gt;<text:span text:style-name="T40">Aplicaciones:</text:span></text:p>
      <text:p text:style-name="P2"/>
      <text:p text:style-name="P2">--&gt;<text:span text:style-name="T36">WEBGRAFÍA:</text:span></text:p>
      <text:p text:style-name="P2">-<text:span text:style-name="T37">Instalación:</text:span></text:p>
      <text:p text:style-name="P2"><text:a xlink:type="simple" xlink:href="https://www.youtube.com/watch?v=qycz8xy8FGw" text:style-name="Internet_20_link" text:visited-style-name="Visited_20_Internet_20_Link">https://www.youtube.com/watch?v=qycz8xy8FGw</text:a></text:p>
      <text:p text:style-name="P2"><text:a xlink:type="simple" xlink:href="https://www.youtube.com/watch?v=n8LQOYBWZqE" text:style-name="Internet_20_link" text:visited-style-name="Visited_20_Internet_20_Link">https://www.youtube.com/watch?v=n8LQOYBWZqE</text:a></text:p>
      <text:p text:style-name="P2">-<text:span text:style-name="T37">Información relevante:</text:span></text:p>
      <text:p text:style-name="P2"><text:a xlink:type="simple" xlink:href="https://blogs.ugr.es/tecweb/servidores-wamp/" text:style-name="Internet_20_link" text:visited-style-name="Visited_20_Internet_20_Link">https://blogs.ugr.es/tecweb/servidores-wamp/</text:a></text:p>
      <text:p text:style-name="P7"><text:a xlink:type="simple" xlink:href="https://www.z-net.com.ar/blog-post/que-es-la-infraestructura-de-redes-y-el-cableado-estructurado/" text:style-name="Internet_20_link" text:visited-style-name="Visited_20_Internet_20_Link">https://www.z-net.com.ar/blog-post/que-es-la-infraestructura-de-redes-y-el-cableado-estructurado/</text:a></text:p>
      <text:p text:style-name="P8"><text:a xlink:type="simple" xlink:href="https://www.emezeta.com/articulos/15-aplicaciones-para-montar-servidores-web-en-local" text:style-name="Internet_20_link" text:visited-style-name="Visited_20_Internet_20_Link">https://www.emezeta.com/articulos/15-aplicaciones-para-montar-servidores-web-en-local</text:a></text:p>
      <text:p text:style-name="P8"><text:a xlink:type="simple" xlink:href="https://blog.infranetworking.com/servidor-lamp/" text:style-name="Internet_20_link" text:visited-style-name="Visited_20_Internet_20_Link">https://blog.infranetworking.com/servidor-lamp/</text:a></text:p>
      <text:p text:style-name="P8"><text:a xlink:type="simple" xlink:href="http://desarrollandowebsdinamicas.blogspot.com/2012/10/lamp-instalar-un-servidor-local-de.html" text:style-name="Internet_20_link" text:visited-style-name="Visited_20_Internet_20_Link">http://desarrollandowebsdinamicas.blogspot.com/2012/10/lamp-instalar-un-servidor-local-de.html</text:a></text:p>
      <text:p text:style-name="P9"><text:a xlink:type="simple" xlink:href="https://axarnet.es/blog/crear-servidor-local" text:style-name="Internet_20_link" text:visited-style-name="Visited_20_Internet_20_Link">https://axarnet.es/blog/crear-servidor-local</text:a></text:p>
      <text:p text:style-name="P10"><text:a xlink:type="simple" xlink:href="https://www.ionos.es/digitalguide/servidores/know-how/servidor-lamp-la-solucion-para-webs-dinamicas/" text:style-name="Internet_20_link" text:visited-style-name="Visited_20_Internet_20_Link">https://www.ionos.es/digitalguide/servidores/know-how/servidor-lamp-la-solucion-para-webs-dinamicas/</text:a></text:p>
      <text:p text:style-name="P29"><text:a xlink:type="simple" xlink:href="https://www.unir.net/ingenieria/revista/servidor-web-local/" text:style-name="Internet_20_link" text:visited-style-name="Visited_20_Internet_20_Link">https://www.unir.net/ingenieria/revista/servidor-web-local/</text:a></text:p>
      <text:p text:style-name="P30"><text:a xlink:type="simple" xlink:href="https://www.bimind.es/servidores#:~:text=Tener%20los%20servidores%20físicos%20en,en%20local%20para%20cada%20aplicación" text:style-name="Internet_20_link" text:visited-style-name="Visited_20_Internet_20_Link">https://www.bimind.es/servidores#:~:text=Tener%20los%20servidores%20f%C3%ADsicos%20en,en%20local%20para%20cada%20aplicaci%C3%B3n</text:a></text:p>
      <text:p text:style-name="P31"><text:a xlink:type="simple" xlink:href="https://3mentes.com/ventajas-y-desventajas-de-tener-tu-propio-servidor-local/" text:style-name="Internet_20_link" text:visited-style-name="Visited_20_Internet_20_Link">https://3mentes.com/ventajas-y-desventajas-de-tener-tu-propio-servidor-local/</text:a></text:p>
      <text:p text:style-name="P30"><text:a xlink:type="simple" xlink:href="https://es.wikipedia.org/wiki/XAMPP" text:style-name="Internet_20_link" text:visited-style-name="Visited_20_Internet_20_Link">https://es.wikipedia.org/wiki/XAMPP</text:a></text:p>
      <text:p text:style-name="Standard"><text:soft-page-break/>https://en.wikipedia.org/wiki/WampServer</text:p>
      <text:p text:style-name="P32"/>
      <text:p text:style-name="P30"/>
      <text:p text:style-name="P30"/>
      <text:p text:style-name="P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9H54M48S</meta:editing-duration>
    <meta:editing-cycles>82</meta:editing-cycles>
    <meta:generator>LibreOffice/7.2.1.2$Windows_X86_64 LibreOffice_project/87b77fad49947c1441b67c559c339af8f3517e22</meta:generator>
    <dc:date>2022-05-30T06:09:56.565000000</dc:date>
    <meta:document-statistic meta:table-count="0" meta:image-count="0" meta:object-count="0" meta:page-count="3" meta:paragraph-count="71" meta:word-count="653" meta:character-count="5448" meta:non-whitespace-character-count="4867"/>
    <meta:user-defined meta:name="Info 1"/>
    <meta:user-defined meta:name="Info 2"/>
    <meta:user-defined meta:name="Info 3"/>
    <meta:user-defined meta:name="Info 4"/>
  </office:meta>
</office:document-meta>
</file>